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きつけ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スモッグ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えんま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よこどり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-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いび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タマゴう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ソーラービーム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wo-turn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ソニックブーム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あくうせつだ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スパーク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クモのす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とげキャノン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まき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はきだす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うらみ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crease-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はね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キノコのほうし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ステルスロック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はがねのつばさ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たくわえ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ふみつけ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ストーンエッジ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かいり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いとをはく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わるあがき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しびれごな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じごくぐるま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みがわ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tit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ふいう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il-select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にほんば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いかりのまえば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alf-opp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ばかぢから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ちょうおんぱ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いば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のみこむ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cale-stock-rec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てんし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あまいかお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eva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スピードスター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office:value-type="string" calcext:value-type="string">
            <text:p>すりか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つるぎのま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こうごうせ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たいあたり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office:value-type="string" calcext:value-type="string">
            <text:p>ほたるび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しっぽをふ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おいかぜ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とっし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ちょうは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office:value-type="string" calcext:value-type="string">
            <text:p>フラフラダンス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テレポー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どろぼう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あばれる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かみなり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office:value-type="string" calcext:value-type="string">
            <text:p>かみな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でんじは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１０まんボルト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かみなり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でんきショッ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くすぐ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いちゃもん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どくどく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-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どく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toxic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へんし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トライ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トリック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office:value-type="string" calcext:value-type="string">
            <text:p>トリックルーム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trick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トリプルキック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1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office:value-type="string" calcext:value-type="string">
            <text:p>きりふだ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ump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ダブルニードル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たつまき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とんぼがえり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さわぐ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up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しんくう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office:value-type="string" calcext:value-type="string">
            <text:p>はさむ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つるのムチ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あてみなげ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ボルテッカ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めざましビンタ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みずでっぽう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みずのはどう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office:value-type="string" calcext:value-type="string">
            <text:p>みず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low-move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しおふ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たきのぼり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office:value-type="string" calcext:value-type="string">
            <text:p>ウェザ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weather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うずしお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ふきとばし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おにび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つばさでうつ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ねがい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d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からにこも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office:value-type="string" calcext:value-type="string">
            <text:p>ウッドハンマ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なやみ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2">ability</text:span>-insom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まきつく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office:value-type="string" calcext:value-type="string">
            <text:p>しぼりと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シザークロス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あくび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ya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office:value-type="string" calcext:value-type="string">
            <text:p>でんじほう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しねんのずつ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28T12:55:02.702887386</dc:date>
    <meta:editing-duration>P1DT4H44M23S</meta:editing-duration>
    <meta:editing-cycles>121</meta:editing-cycles>
    <meta:generator>LibreOffice/7.3.7.2$Linux_X86_64 LibreOffice_project/30$Build-2</meta:generator>
    <meta:document-statistic meta:table-count="1" meta:cell-count="6557" meta:object-count="0"/>
  </office:meta>
</office:document-meta>
</file>